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25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24-01-03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23-01-0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22-01-04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21-01-0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20-01-03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9-01-03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8-01-0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8-01-03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7-01-04 14:3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6-01-03 14:1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5-01-03 21:5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4-01-04 13:4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3-01-04 15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2-01-04 19:1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1-01-05 15:3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0-01-04 13:4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10-01-03 21:17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09-01-05 21:4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08-01-05 17:4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07-02-26 18:5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06-01-0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05-01-09 20:37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7101521501</text:p>
          </table:table-cell>
          <table:table-cell office:value-type="string" calcext:value-type="string">
            <text:p>200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